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subtitle">
      <style:graphic-properties draw:fill-color="#ffffff" fo:min-height="9.5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outline1">
      <style:graphic-properties fo:min-height="9.5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45cm" svg:x="1.4cm" svg:y="0.478cm" presentation:class="title" presentation:user-transformed="true">
          <draw:text-box>
            <text:p>Koneoppiminen lääketutkimuksessa</text:p>
          </draw:text-box>
        </draw:frame>
        <draw:frame presentation:style-name="pr2" draw:text-style-name="P1" draw:layer="layout" svg:width="25cm" svg:height="9.5cm" svg:x="1.5cm" svg:y="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>Johdanto</text:p>
          </draw:text-box>
        </draw:frame>
        <draw:frame presentation:style-name="pr5" draw:text-style-name="P1" draw:layer="layout" svg:width="25cm" svg:height="9.5cm" svg:x="1.5cm" svg:y="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>Lääkekehityksen vaiheet</text:p>
          </draw:text-box>
        </draw:frame>
        <draw:frame presentation:style-name="pr7" draw:layer="layout" svg:width="25cm" svg:height="9.5cm" svg:x="1.5cm" svg:y="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>Datasta</text:p>
          </draw:text-box>
        </draw:frame>
        <draw:frame presentation:style-name="pr7" draw:layer="layout" svg:width="25cm" svg:height="9.5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SMILES</text:p>
          </draw:text-box>
        </draw:frame>
        <draw:frame presentation:style-name="pr7" draw:layer="layout" svg:width="25cm" svg:height="9.5cm" svg:x="1.5cm" svg:y="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SMARTS</text:p>
          </draw:text-box>
        </draw:frame>
        <draw:frame presentation:style-name="pr7" draw:layer="layout" svg:width="25cm" svg:height="9.5cm" svg:x="1.5cm" svg:y="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Uusien lääkkeiden löytäminen</text:p>
          </draw:text-box>
        </draw:frame>
        <draw:frame presentation:style-name="pr7" draw:layer="layout" svg:width="25cm" svg:height="9.5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45cm" svg:x="1.4cm" svg:y="0.578cm" presentation:class="title" presentation:user-transformed="true">
          <draw:text-box>
            <text:p>CMG, Controlled molecule generator</text:p>
          </draw:text-box>
        </draw:frame>
        <draw:frame presentation:style-name="pr7" draw:layer="layout" svg:width="25cm" svg:height="9.5cm" svg:x="1.5cm" svg:y="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Lääkkeiden retrosyntetisointi</text:p>
          </draw:text-box>
        </draw:frame>
        <draw:frame presentation:style-name="pr7" draw:layer="layout" svg:width="25cm" svg:height="9.5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3N-MCTS</text:p>
          </draw:text-box>
        </draw:frame>
        <draw:frame presentation:style-name="pr7" draw:layer="layout" svg:width="25cm" svg:height="9.5cm" svg:x="1.5cm" svg:y="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45cm" svg:x="1.4cm" svg:y="0.578cm" presentation:class="title" presentation:user-transformed="true">
          <draw:text-box>
            <text:p>Expert knowledge aided neural networks, ICHO</text:p>
          </draw:text-box>
        </draw:frame>
        <draw:frame presentation:style-name="pr7" draw:layer="layout" svg:width="25cm" svg:height="9.5cm" svg:x="1.5cm" svg:y="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Tulevaisuuden lääkekehitys</text:p>
          </draw:text-box>
        </draw:frame>
        <draw:frame presentation:style-name="pr7" draw:layer="layout" svg:width="25cm" svg:height="9.5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>Yhteenveto</text:p>
          </draw:text-box>
        </draw:frame>
        <draw:frame presentation:style-name="pr7" draw:layer="layout" svg:width="25cm" svg:height="9.5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9T09:40:00.040882949</meta:creation-date>
    <meta:editing-duration>PT59M24S</meta:editing-duration>
    <meta:editing-cycles>3</meta:editing-cycles>
    <meta:generator>LibreOffice/7.1.7.2$Linux_X86_64 LibreOffice_project/10$Build-2</meta:generator>
    <dc:title>Bright Blue</dc:title>
    <dc:date>2021-11-09T11:00:04.753708358</dc:date>
    <meta:document-statistic meta:object-count="74"/>
  </office:meta>
</office:document-meta>
</file>